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1" svg:font-family="'Liberation Serif'" style:font-family-generic="roman"/>
    <style:font-face style:name="courier new" svg:font-family="'courier new'" style:font-family-generic="roman"/>
    <style:font-face style:name="helvetica" svg:font-family="helvetica" style:font-family-generic="roman"/>
    <style:font-face style:name="Abyssinica SIL" svg:font-family="'Abyssinica SIL'"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3pt" style:text-underline-style="none" fo:font-weight="normal" officeooo:rsid="0025cfc4" officeooo:paragraph-rsid="00728740"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officeooo:paragraph-rsid="007795c1"/>
    </style:style>
    <style:style style:name="P3"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241e80" officeooo:paragraph-rsid="0019eebc"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363f06" officeooo:paragraph-rsid="00363f06"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Century Schoolbook L" fo:font-size="14pt" fo:font-weight="normal" officeooo:rsid="00713aec" officeooo:paragraph-rsid="00713aec"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Century Schoolbook L"/>
    </style:style>
    <style:style style:name="P7" style:family="paragraph" style:parent-style-name="Standard">
      <style:paragraph-properties fo:text-align="center" style:justify-single-word="false"/>
      <style:text-properties style:font-name="Century Schoolbook L" fo:font-size="18pt" fo:font-weight="bold" officeooo:rsid="001815d0" officeooo:paragraph-rsid="001815d0" style:font-size-asian="15.75pt" style:font-weight-asian="bold" style:font-size-complex="18pt" style:font-weight-complex="bold"/>
    </style:style>
    <style:style style:name="P8" style:family="paragraph" style:parent-style-name="Standard">
      <style:paragraph-properties fo:text-align="center" style:justify-single-word="false"/>
      <style:text-properties style:font-name="Century Schoolbook L" fo:font-size="18pt" fo:font-style="normal" fo:font-weight="normal" officeooo:rsid="00713aec" officeooo:paragraph-rsid="00713aec"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style:font-name="Century Schoolbook L" fo:font-size="18pt" fo:font-style="normal" fo:font-weight="normal" officeooo:rsid="001815d0" officeooo:paragraph-rsid="001815d0"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center" style:justify-single-word="fals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11" style:family="paragraph" style:parent-style-name="Standard">
      <style:paragraph-properties fo:text-align="center" style:justify-single-word="false"/>
      <style:text-properties style:font-name="Century Schoolbook L" fo:font-size="22pt" fo:font-style="italic" style:text-underline-style="none" fo:font-weight="bold" officeooo:rsid="001815d0" officeooo:paragraph-rsid="001815d0" style:font-size-asian="22pt" style:font-style-asian="italic" style:font-weight-asian="bold" style:font-size-complex="22pt" style:font-style-complex="italic" style:font-weight-complex="bold"/>
    </style:style>
    <style:style style:name="P12" style:family="paragraph" style:parent-style-name="Standard">
      <style:paragraph-properties fo:text-align="start"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style:font-name="Century Schoolbook L" fo:font-size="13pt" style:text-underline-style="none" fo:font-weight="normal" officeooo:rsid="001a2739" officeooo:paragraph-rsid="001a2739"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1b5100"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5ba399"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style:font-name="Century Schoolbook L" fo:font-size="13pt" style:text-underline-style="none" fo:font-weight="normal" officeooo:rsid="001d9dac" officeooo:paragraph-rsid="001d9dac"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ab184"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style:font-name="Century Schoolbook L" fo:font-size="13pt" style:text-underline-style="none" fo:font-weight="normal" officeooo:rsid="005ad10e" officeooo:paragraph-rsid="005ba399"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Century Schoolbook L" fo:font-size="13pt" style:text-underline-style="none" fo:font-weight="normal" officeooo:rsid="005ba399" officeooo:paragraph-rsid="005ba399"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f1e52"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style:font-name="Century Schoolbook L" fo:font-size="13pt" fo:language="zxx" fo:country="none" style:text-underline-style="none" fo:font-weight="normal" officeooo:rsid="005a91cf" officeooo:paragraph-rsid="005a91cf" style:font-size-asian="11.3500003814697pt" style:language-asian="zxx" style:country-asian="none" style:font-weight-asian="normal" style:font-size-complex="13pt" style:language-complex="zxx" style:country-complex="none" style:font-weight-complex="normal"/>
    </style:style>
    <style:style style:name="P25" style:family="paragraph" style:parent-style-name="Standard">
      <style:paragraph-properties fo:text-align="start" style:justify-single-word="false"/>
      <style:text-properties style:font-name="Century Schoolbook L"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26" style:family="paragraph" style:parent-style-name="Standard">
      <style:paragraph-properties fo:text-align="justify" style:justify-single-word="false"/>
      <style:text-properties style:font-name="Century Schoolbook L" fo:font-size="13pt" style:text-underline-style="solid" style:text-underline-width="auto" style:text-underline-color="font-color" fo:font-weight="normal" officeooo:rsid="00363f06" officeooo:paragraph-rsid="007795c1"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text-properties style:font-name="Century Schoolbook L" officeooo:paragraph-rsid="005a91cf"/>
    </style:style>
    <style:style style:name="P28" style:family="paragraph" style:parent-style-name="Standard">
      <style:paragraph-properties fo:text-align="justify" style:justify-single-word="false"/>
      <style:text-properties style:font-name="Century Schoolbook L" officeooo:paragraph-rsid="00728740"/>
    </style:style>
    <style:style style:name="P29"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19eebc" officeooo:paragraph-rsid="0019eebc"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363f06" officeooo:paragraph-rsid="00363f06"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style:font-name="Century Schoolbook L" fo:font-size="12pt" style:text-underline-style="none" fo:font-weight="normal" officeooo:rsid="001d9dac" officeooo:paragraph-rsid="001d9dac"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Century Schoolbook L" fo:font-size="12pt" style:text-underline-style="none" fo:font-weight="normal" officeooo:rsid="001b5100" officeooo:paragraph-rsid="0020727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entury Schoolbook L" fo:font-size="12pt" style:text-underline-style="none" fo:font-weight="normal" officeooo:rsid="0020f759" officeooo:paragraph-rsid="0020f759"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entury Schoolbook L" fo:font-size="12pt" officeooo:paragraph-rsid="00728740" style:font-size-asian="12pt" style:font-size-complex="12pt"/>
    </style:style>
    <style:style style:name="P35" style:family="paragraph" style:parent-style-name="Standard">
      <style:paragraph-properties fo:text-align="justify" style:justify-single-word="false"/>
      <style:text-properties style:font-name="Century Schoolbook L" fo:font-size="12pt" officeooo:paragraph-rsid="005a91cf" style:font-size-asian="12pt" style:font-size-complex="12pt"/>
    </style:style>
    <style:style style:name="P36" style:family="paragraph" style:parent-style-name="Standard">
      <style:paragraph-properties fo:text-align="start" style:justify-single-word="false"/>
      <style:text-properties style:font-name="Century Schoolbook L" fo:font-size="12pt" fo:font-style="normal" style:text-underline-style="none" fo:font-weight="normal" officeooo:rsid="00390346" officeooo:paragraph-rsid="0039034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officeooo:paragraph-rsid="007795c1"/>
    </style:style>
    <style:style style:name="P38" style:family="paragraph" style:parent-style-name="Standard">
      <style:paragraph-properties fo:text-align="start" style:justify-single-word="false"/>
      <style:text-properties fo:color="#000000" officeooo:paragraph-rsid="007795c1"/>
    </style:style>
    <style:style style:name="P39" style:family="paragraph" style:parent-style-name="Standard">
      <style:paragraph-properties fo:text-align="justify" style:justify-single-word="false"/>
      <style:text-properties fo:color="#000000" officeooo:paragraph-rsid="007795c1"/>
    </style:style>
    <style:style style:name="P40" style:family="paragraph" style:parent-style-name="Standard">
      <style:text-properties fo:color="#000000" officeooo:paragraph-rsid="007795c1"/>
    </style:style>
    <style:style style:name="P41" style:family="paragraph" style:parent-style-name="Standard">
      <style:text-properties officeooo:paragraph-rsid="007795c1"/>
    </style:style>
    <style:style style:name="P42" style:family="paragraph" style:parent-style-name="Standard">
      <style:paragraph-properties fo:margin-left="1.245cm" fo:margin-right="0cm" fo:text-align="justify" style:justify-single-word="false" fo:text-indent="0cm" style:auto-text-indent="false"/>
      <style:text-properties style:font-name="Century Schoolbook L" fo:font-size="12pt" fo:font-style="italic" style:text-underline-style="none" fo:font-weight="normal" officeooo:rsid="00390346" officeooo:paragraph-rsid="00390346"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1.245cm" fo:margin-right="0cm" fo:text-align="justify" style:justify-single-word="false" fo:text-indent="0cm" style:auto-text-indent="false"/>
      <style:text-properties style:font-name="Century Schoolbook L" fo:font-size="12pt" fo:font-style="italic" style:text-underline-style="none" fo:font-weight="normal" officeooo:rsid="003a0435" officeooo:paragraph-rsid="003a0435"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3ac034" officeooo:paragraph-rsid="003ac034" style:font-size-asian="12pt" style:font-style-asian="italic" style:font-weight-asian="normal" style:font-size-complex="12pt" style:font-style-complex="italic" style:font-weight-complex="normal"/>
    </style:style>
    <style:style style:name="P45"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4771c4" officeooo:paragraph-rsid="004771c4" style:font-size-asian="12pt" style:font-style-asian="italic" style:font-weight-asian="normal" style:font-size-complex="12pt" style:font-style-complex="italic" style:font-weight-complex="normal"/>
    </style:style>
    <style:style style:name="P46"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4a3913" officeooo:paragraph-rsid="004a3913" style:font-size-asian="12pt" style:font-style-asian="italic" style:font-weight-asian="normal" style:font-size-complex="12pt" style:font-style-complex="italic" style:font-weight-complex="normal"/>
    </style:style>
    <style:style style:name="P47"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4eb03f" officeooo:paragraph-rsid="004eb03f" style:font-size-asian="12pt" style:font-style-asian="italic" style:font-weight-asian="normal" style:font-size-complex="12pt" style:font-style-complex="italic" style:font-weight-complex="normal"/>
    </style:style>
    <style:style style:name="P48"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bold" officeooo:rsid="00487058" officeooo:paragraph-rsid="00487058" style:font-size-asian="12pt" style:font-style-asian="italic" style:font-weight-asian="bold" style:font-size-complex="12pt" style:font-style-complex="italic" style:font-weight-complex="bold"/>
    </style:style>
    <style:style style:name="P49"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5e9725" officeooo:paragraph-rsid="005e9725" style:font-size-asian="11.3500003814697pt" style:font-style-asian="normal" style:font-weight-asian="normal" style:font-size-complex="13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5e9725" officeooo:paragraph-rsid="0073c852" style:font-size-asian="11.3500003814697pt" style:font-style-asian="normal" style:font-weight-asian="normal" style:font-size-complex="13pt" style:font-style-complex="normal" style:font-weight-complex="normal"/>
    </style:style>
    <style:style style:name="P53" style:family="paragraph" style:parent-style-name="Standard">
      <style:paragraph-properties fo:margin-left="0cm" fo:margin-right="0cm" fo:text-align="center" style:justify-single-word="false" fo:text-indent="0cm" style:auto-text-indent="false"/>
      <style:text-properties style:font-name="Century Schoolbook L" fo:font-size="13pt" fo:font-style="normal" style:text-underline-style="none" fo:font-weight="normal" officeooo:rsid="00750880" officeooo:paragraph-rsid="00750880"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style:font-name="Century Schoolbook L" fo:font-size="15pt" fo:font-style="normal" style:text-underline-style="solid" style:text-underline-width="auto" style:text-underline-color="font-color" fo:font-weight="normal" officeooo:rsid="005e9725" officeooo:paragraph-rsid="005e9725"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Century Schoolbook L" fo:font-size="12pt" fo:font-style="normal" style:text-underline-style="none" fo:font-weight="normal" officeooo:rsid="003e81e7" officeooo:paragraph-rsid="003e81e7"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none" fo:font-weight="normal" officeooo:rsid="003e81e7" officeooo:paragraph-rsid="007795c1"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none" fo:font-weight="normal" officeooo:rsid="004227c1" officeooo:paragraph-rsid="004227c1"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none" fo:font-weight="normal" officeooo:rsid="00449c62" officeooo:paragraph-rsid="00449c62"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font-name="Century Schoolbook L" fo:font-size="12pt" fo:font-style="normal" style:text-underline-style="none" fo:font-weight="normal" officeooo:rsid="004eb03f" officeooo:paragraph-rsid="004eb03f"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Century Schoolbook L" fo:font-size="12pt" fo:font-style="normal" style:text-underline-style="solid" style:text-underline-width="auto" style:text-underline-color="font-color" fo:font-weight="normal" officeooo:rsid="004227c1" officeooo:paragraph-rsid="004227c1"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solid" style:text-underline-width="auto" style:text-underline-color="font-color" fo:font-weight="normal" officeooo:rsid="004227c1" officeooo:paragraph-rsid="004227c1"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center" style:justify-single-word="false" fo:text-indent="0cm" style:auto-text-indent="false" fo:break-before="page"/>
      <style:text-properties style:font-name="Century Schoolbook L" fo:font-size="13pt" fo:font-style="normal" style:text-underline-style="none" fo:font-weight="normal" officeooo:rsid="00750880" officeooo:paragraph-rsid="00750880" style:font-size-asian="11.3500003814697pt" style:font-style-asian="normal" style:font-weight-asian="normal" style:font-size-complex="13pt" style:font-style-complex="normal" style:font-weight-complex="normal"/>
    </style:style>
    <style:style style:name="P63" style:family="paragraph" style:parent-style-name="Standard" style:master-page-name="">
      <style:paragraph-properties fo:margin-left="0cm" fo:margin-right="0cm" fo:text-align="start" style:justify-single-word="false" fo:text-indent="0cm" style:auto-text-indent="false" style:page-number="auto" fo:break-before="auto" fo:break-after="auto"/>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64" style:family="paragraph" style:parent-style-name="Standard">
      <style:paragraph-properties fo:text-align="center" style:justify-single-word="false" fo:break-before="pag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65"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style:font-name="Century Schoolbook L" fo:font-size="12pt" style:text-underline-style="none" fo:font-weight="normal" officeooo:rsid="00207278" officeooo:paragraph-rsid="00207278" style:font-size-asian="12pt" style:font-weight-asian="normal" style:font-size-complex="12pt" style:font-weight-complex="normal"/>
    </style:style>
    <style:style style:name="P66"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fo:font-size="12pt" officeooo:rsid="00728740" officeooo:paragraph-rsid="00728740" style:font-size-asian="12pt" style:font-size-complex="12pt"/>
    </style:style>
    <style:style style:name="P67" style:family="paragraph" style:parent-style-name="Standard" style:list-style-name="L1" style:master-page-name="">
      <style:paragraph-properties fo:margin-left="1.6cm" fo:margin-right="0cm" fo:text-align="start" style:justify-single-word="false" fo:text-indent="-0.7cm" style:auto-text-indent="false" style:page-number="auto">
        <style:tab-stops>
          <style:tab-stop style:position="0.284cm"/>
        </style:tab-stops>
      </style:paragraph-properties>
      <style:text-properties fo:font-size="12pt" officeooo:paragraph-rsid="00728740" style:font-size-asian="12pt" style:font-size-complex="12pt"/>
    </style:style>
    <style:style style:name="P68" style:family="paragraph" style:parent-style-name="Standard">
      <style:paragraph-properties fo:margin-left="0.6cm" fo:margin-right="0cm" fo:text-align="start" style:justify-single-word="false" fo:text-indent="0cm" style:auto-text-indent="false">
        <style:tab-stops>
          <style:tab-stop style:position="0.598cm"/>
        </style:tab-stops>
      </style:paragraph-properties>
      <style:text-properties style:font-name="Century Schoolbook L" fo:font-size="12pt" fo:font-style="normal" style:text-underline-style="none" fo:font-weight="normal" officeooo:rsid="004eb03f" officeooo:paragraph-rsid="004eb03f" style:font-size-asian="12pt" style:font-style-asian="normal" style:font-weight-asian="normal" style:font-size-complex="12pt" style:font-style-complex="normal" style:font-weight-complex="normal"/>
    </style:style>
    <style:style style:name="P69" style:family="paragraph" style:parent-style-name="Standard" style:master-page-name="">
      <style:paragraph-properties fo:margin-left="0.6cm" fo:margin-right="0cm" fo:text-align="start" style:justify-single-word="false" fo:text-indent="0cm" style:auto-text-indent="false" style:page-number="auto">
        <style:tab-stops>
          <style:tab-stop style:position="0.598cm"/>
        </style:tab-stops>
      </style:paragraph-properties>
      <style:text-properties style:font-name="Century Schoolbook L" fo:font-size="12pt" fo:font-style="normal" style:text-underline-style="none" fo:font-weight="normal" officeooo:rsid="004eb03f" officeooo:paragraph-rsid="004eb03f"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cm" fo:margin-bottom="0.247cm" style:contextual-spacing="false" fo:text-align="justify" style:justify-single-word="false"/>
      <style:text-properties style:font-name="Century Schoolbook L" fo:font-size="12pt" fo:font-weight="normal" officeooo:rsid="007795c1" officeooo:paragraph-rsid="007795c1" style:font-size-asian="12pt" style:font-weight-asian="normal" style:font-size-complex="12pt" style:font-weight-complex="normal"/>
    </style:style>
    <style:style style:name="P71" style:family="paragraph" style:parent-style-name="Text_20_body">
      <style:paragraph-properties fo:margin-top="0cm" fo:margin-bottom="0.247cm" style:contextual-spacing="false"/>
      <style:text-properties fo:color="#000000" officeooo:paragraph-rsid="00750880"/>
    </style:style>
    <style:style style:name="P72" style:family="paragraph" style:parent-style-name="Text_20_body">
      <style:paragraph-properties fo:margin-top="0cm" fo:margin-bottom="0.247cm" style:contextual-spacing="false"/>
      <style:text-properties officeooo:paragraph-rsid="00750880"/>
    </style:style>
    <style:style style:name="P73" style:family="paragraph" style:parent-style-name="Text_20_body">
      <style:paragraph-properties fo:margin-top="0cm" fo:margin-bottom="0.247cm" style:contextual-spacing="false" fo:text-align="center" style:justify-single-word="false"/>
      <style:text-properties style:font-name="Century Schoolbook L" fo:font-size="13pt" fo:font-weight="normal" officeooo:rsid="007795c1" officeooo:paragraph-rsid="007795c1" style:font-size-asian="13pt" style:font-weight-asian="normal" style:font-size-complex="13pt" style:font-weight-complex="normal"/>
    </style:style>
    <style:style style:name="P74" style:family="paragraph" style:parent-style-name="Text_20_body">
      <style:paragraph-properties fo:margin-top="0cm" fo:margin-bottom="0.247cm" style:contextual-spacing="false" fo:text-align="center" style:justify-single-word="false" fo:break-before="page"/>
      <style:text-properties style:font-name="Century Schoolbook L" fo:font-size="13pt" fo:font-weight="normal" officeooo:rsid="007795c1" officeooo:paragraph-rsid="007795c1"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3ac034" style:font-weight-asian="bold" style:font-weight-complex="bold"/>
    </style:style>
    <style:style style:name="T3" style:family="text">
      <style:text-properties fo:font-weight="bold" officeooo:rsid="003bfdce" style:font-weight-asian="bold" style:font-weight-complex="bold"/>
    </style:style>
    <style:style style:name="T4" style:family="text">
      <style:text-properties fo:font-weight="bold" officeooo:rsid="003daa7f" style:font-weight-asian="bold" style:font-weight-complex="bold"/>
    </style:style>
    <style:style style:name="T5" style:family="text">
      <style:text-properties fo:font-weight="bold" officeooo:rsid="004aaad8"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42e1bf"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26872" style:font-style-asian="normal" style:font-style-complex="normal"/>
    </style:style>
    <style:style style:name="T10" style:family="text">
      <style:text-properties fo:font-style="normal" officeooo:rsid="0056dec3" style:font-style-asian="normal" style:font-style-complex="normal"/>
    </style:style>
    <style:style style:name="T11" style:family="text">
      <style:text-properties officeooo:rsid="00226872"/>
    </style:style>
    <style:style style:name="T12" style:family="text">
      <style:text-properties officeooo:rsid="0022cebb"/>
    </style:style>
    <style:style style:name="T13" style:family="text">
      <style:text-properties officeooo:rsid="002d8d40"/>
    </style:style>
    <style:style style:name="T14" style:family="text">
      <style:text-properties style:text-underline-style="none"/>
    </style:style>
    <style:style style:name="T15" style:family="text">
      <style:text-properties officeooo:rsid="003ac034"/>
    </style:style>
    <style:style style:name="T16" style:family="text">
      <style:text-properties officeooo:rsid="003daa7f"/>
    </style:style>
    <style:style style:name="T17" style:family="text">
      <style:text-properties officeooo:rsid="00440baf"/>
    </style:style>
    <style:style style:name="T18" style:family="text">
      <style:text-properties officeooo:rsid="004678dd"/>
    </style:style>
    <style:style style:name="T19" style:family="text">
      <style:text-properties officeooo:rsid="004aaad8"/>
    </style:style>
    <style:style style:name="T20" style:family="text">
      <style:text-properties officeooo:rsid="00513314"/>
    </style:style>
    <style:style style:name="T21" style:family="text">
      <style:text-properties officeooo:rsid="005144db"/>
    </style:style>
    <style:style style:name="T22" style:family="text">
      <style:text-properties officeooo:rsid="0052276b"/>
    </style:style>
    <style:style style:name="T23" style:family="text">
      <style:text-properties fo:language="zxx" fo:country="none" style:text-underline-style="none" fo:font-weight="normal" officeooo:rsid="0056e33c" style:language-asian="zxx" style:country-asian="none" style:font-weight-asian="normal" style:language-complex="zxx" style:country-complex="none" style:font-weight-complex="normal"/>
    </style:style>
    <style:style style:name="T24" style:family="text">
      <style:text-properties fo:language="zxx" fo:country="none" style:text-underline-style="none" fo:font-weight="normal" officeooo:rsid="0032ce49" style:language-asian="zxx" style:country-asian="none" style:font-weight-asian="normal" style:language-complex="zxx" style:country-complex="none" style:font-weight-complex="normal"/>
    </style:style>
    <style:style style:name="T25" style:family="text">
      <style:text-properties fo:language="zxx" fo:country="none" style:text-underline-style="none" fo:font-weight="normal" officeooo:rsid="0034c71f" style:language-asian="zxx" style:country-asian="none" style:font-weight-asian="normal" style:language-complex="zxx" style:country-complex="none" style:font-weight-complex="normal"/>
    </style:style>
    <style:style style:name="T26" style:family="text">
      <style:text-properties fo:language="zxx" fo:country="none" style:text-underline-style="none" fo:font-weight="normal" officeooo:rsid="0057bb4e" style:language-asian="zxx" style:country-asian="none" style:font-weight-asian="normal" style:language-complex="zxx" style:country-complex="none" style:font-weight-complex="normal"/>
    </style:style>
    <style:style style:name="T27" style:family="text">
      <style:text-properties fo:language="zxx" fo:country="none" style:text-underline-style="none" fo:font-weight="normal" officeooo:rsid="0035b25e" style:language-asian="zxx" style:country-asian="none" style:font-weight-asian="normal" style:language-complex="zxx" style:country-complex="none" style:font-weight-complex="normal"/>
    </style:style>
    <style:style style:name="T28" style:family="text">
      <style:text-properties fo:language="zxx" fo:country="none" style:text-underline-style="none" fo:font-weight="normal" officeooo:rsid="00593ad1" style:language-asian="zxx" style:country-asian="none" style:font-weight-asian="normal" style:language-complex="zxx" style:country-complex="none" style:font-weight-complex="normal"/>
    </style:style>
    <style:style style:name="T29" style:family="text">
      <style:text-properties fo:language="zxx" fo:country="none" style:text-underline-style="none" fo:font-weight="normal" officeooo:rsid="0059ea55" style:language-asian="zxx" style:country-asian="none" style:font-weight-asian="normal" style:language-complex="zxx" style:country-complex="none" style:font-weight-complex="normal"/>
    </style:style>
    <style:style style:name="T30" style:family="text">
      <style:text-properties fo:language="zxx" fo:country="none" style:text-underline-style="none" fo:font-weight="normal" officeooo:rsid="00728740" style:language-asian="zxx" style:country-asian="none" style:font-weight-asian="normal" style:language-complex="zxx" style:country-complex="none" style:font-weight-complex="normal"/>
    </style:style>
    <style:style style:name="T31" style:family="text">
      <style:text-properties fo:language="zxx" fo:country="none" style:text-underline-style="none" fo:font-weight="normal" officeooo:rsid="0072e194" style:language-asian="zxx" style:country-asian="none" style:font-weight-asian="normal" style:language-complex="zxx" style:country-complex="none" style:font-weight-complex="normal"/>
    </style:style>
    <style:style style:name="T32" style:family="text">
      <style:text-properties fo:language="zxx" fo:country="none" fo:font-style="italic" style:text-underline-style="none" fo:font-weight="normal" officeooo:rsid="0057bb4e" style:language-asian="zxx" style:country-asian="none" style:font-style-asian="italic" style:font-weight-asian="normal" style:language-complex="zxx" style:country-complex="none" style:font-style-complex="italic" style:font-weight-complex="normal"/>
    </style:style>
    <style:style style:name="T33" style:family="text">
      <style:text-properties officeooo:rsid="0056dec3"/>
    </style:style>
    <style:style style:name="T34" style:family="text">
      <style:text-properties officeooo:rsid="006da818"/>
    </style:style>
    <style:style style:name="T35" style:family="text">
      <style:text-properties officeooo:rsid="006f3a33"/>
    </style:style>
    <style:style style:name="T36" style:family="text">
      <style:text-properties officeooo:rsid="00713aec"/>
    </style:style>
    <style:style style:name="T37" style:family="text">
      <style:text-properties fo:font-size="13pt" style:text-underline-style="none" fo:font-weight="normal" officeooo:rsid="0052ec40" style:font-size-asian="11.3500003814697pt" style:font-weight-asian="normal" style:font-size-complex="13pt" style:font-weight-complex="normal"/>
    </style:style>
    <style:style style:name="T38" style:family="text">
      <style:text-properties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39" style:family="text">
      <style:text-properties style:font-name="Century Schoolbook L" fo:font-style="normal" style:font-style-asian="normal" style:font-style-complex="normal"/>
    </style:style>
    <style:style style:name="T40" style:family="text">
      <style:text-properties style:font-name="Century Schoolbook L" style:text-underline-style="none" fo:font-weight="normal" style:font-weight-asian="normal" style:font-weight-complex="normal"/>
    </style:style>
    <style:style style:name="T41" style:family="text">
      <style:text-properties style:font-name="Century Schoolbook L" style:text-underline-style="none" fo:font-weight="normal" officeooo:rsid="001d9dac" style:font-weight-asian="normal" style:font-weight-complex="normal"/>
    </style:style>
    <style:style style:name="T42" style:family="text">
      <style:text-properties style:font-name="Century Schoolbook L" style:text-underline-style="none" fo:font-weight="normal" officeooo:rsid="00728740" style:font-weight-asian="normal" style:font-weight-complex="normal"/>
    </style:style>
    <style:style style:name="T43" style:family="text">
      <style:text-properties style:font-name="Century Schoolbook L" fo:font-size="12pt" fo:font-style="normal" style:font-size-asian="12pt" style:font-style-asian="normal" style:font-size-complex="12pt" style:font-style-complex="normal"/>
    </style:style>
    <style:style style:name="T44" style:family="text">
      <style:text-properties style:font-name="Century Schoolbook L" fo:font-size="12pt" fo:font-style="normal" officeooo:rsid="0056dec3" style:font-size-asian="12pt" style:font-style-asian="normal" style:font-size-complex="12pt" style:font-style-complex="normal"/>
    </style:style>
    <style:style style:name="T45" style:family="text">
      <style:text-properties style:font-name="Century Schoolbook L" fo:font-size="12pt" fo:font-style="normal" officeooo:rsid="0026e951" style:font-size-asian="12pt" style:font-style-asian="normal" style:font-size-complex="12pt" style:font-style-complex="normal"/>
    </style:style>
    <style:style style:name="T46" style:family="text">
      <style:text-properties style:font-name="Century Schoolbook L" fo:font-size="12pt" fo:font-style="normal" officeooo:rsid="002f1e52" style:font-size-asian="12pt" style:font-style-asian="normal" style:font-size-complex="12pt" style:font-style-complex="normal"/>
    </style:style>
    <style:style style:name="T47" style:family="text">
      <style:text-properties style:font-name="Century Schoolbook L" fo:font-size="12pt" fo:font-style="normal" officeooo:rsid="0028c8cc" style:font-size-asian="12pt" style:font-style-asian="normal" style:font-size-complex="12pt" style:font-style-complex="normal"/>
    </style:style>
    <style:style style:name="T48" style:family="text">
      <style:text-properties style:font-name="Century Schoolbook L" fo:font-size="12pt" fo:font-style="normal" officeooo:rsid="002ab184" style:font-size-asian="12pt" style:font-style-asian="normal" style:font-size-complex="12pt" style:font-style-complex="normal"/>
    </style:style>
    <style:style style:name="T49" style:family="text">
      <style:text-properties style:font-name="Century Schoolbook L" fo:font-size="12pt" fo:font-style="normal" officeooo:rsid="002afe08" style:font-size-asian="12pt" style:font-style-asian="normal" style:font-size-complex="12pt" style:font-style-complex="normal"/>
    </style:style>
    <style:style style:name="T50" style:family="text">
      <style:text-properties style:font-name="Century Schoolbook L" fo:font-size="12pt" fo:font-style="normal" officeooo:rsid="002c75ba" style:font-size-asian="12pt" style:font-style-asian="normal" style:font-size-complex="12pt" style:font-style-complex="normal"/>
    </style:style>
    <style:style style:name="T51" style:family="text">
      <style:text-properties style:font-name="Century Schoolbook L" fo:font-size="12pt" fo:font-style="italic" officeooo:rsid="0026e951" style:font-size-asian="12pt" style:font-style-asian="italic" style:font-size-complex="12pt" style:font-style-complex="italic"/>
    </style:style>
    <style:style style:name="T52" style:family="text">
      <style:text-properties style:font-name="Century Schoolbook L" fo:font-size="12pt" fo:font-style="italic" officeooo:rsid="002ab184" style:font-size-asian="12pt" style:font-style-asian="italic" style:font-size-complex="12pt" style:font-style-complex="italic"/>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728740"/>
    </style:style>
    <style:style style:name="T55" style:family="text">
      <style:text-properties style:text-underline-style="solid" style:text-underline-width="auto" style:text-underline-color="font-color" officeooo:rsid="004227c1"/>
    </style:style>
    <style:style style:name="T56" style:family="text">
      <style:text-properties officeooo:rsid="0072e194"/>
    </style:style>
    <style:style style:name="T57" style:family="text">
      <style:text-properties officeooo:rsid="00406795"/>
    </style:style>
    <style:style style:name="T58" style:family="text">
      <style:text-properties officeooo:rsid="0042e1bf"/>
    </style:style>
    <style:style style:name="T59" style:family="text">
      <style:text-properties officeooo:rsid="0073c852"/>
    </style:style>
    <style:style style:name="T60" style:family="text">
      <style:text-properties fo:color="#000000"/>
    </style:style>
    <style:style style:name="T61" style:family="text">
      <style:text-properties fo:color="#000000" style:font-name="helvetica" style:language-complex="ar" style:country-complex="SA"/>
    </style:style>
    <style:style style:name="T62" style:family="text">
      <style:text-properties fo:color="#000000" style:font-name="helvetica" officeooo:rsid="0014cb09" style:language-complex="ar" style:country-complex="SA"/>
    </style:style>
    <style:style style:name="T63" style:family="text">
      <style:text-properties fo:color="#000000" style:font-name="helvetica" officeooo:rsid="007795c1" style:language-complex="ar" style:country-complex="SA"/>
    </style:style>
    <style:style style:name="T64" style:family="text">
      <style:text-properties fo:color="#000000" style:font-name="helvetica" style:text-underline-style="solid" style:text-underline-width="auto" style:text-underline-color="#000000" fo:font-weight="bold" style:font-weight-asian="bold" style:language-complex="ar" style:country-complex="SA" style:font-weight-complex="bold"/>
    </style:style>
    <style:style style:name="T65" style:family="text">
      <style:text-properties fo:color="#000000" style:font-name="helvetica" style:text-underline-style="solid" style:text-underline-width="auto" style:text-underline-color="#000000" fo:font-weight="bold" officeooo:rsid="007795c1" style:font-weight-asian="bold" style:language-complex="ar" style:country-complex="SA" style:font-weight-complex="bold"/>
    </style:style>
    <style:style style:name="T66" style:family="text">
      <style:text-properties fo:color="#000000" style:font-name="helvetica" fo:font-style="italic" officeooo:rsid="0014cb09" style:font-style-asian="italic" style:language-complex="ar" style:country-complex="SA" style:font-style-complex="italic"/>
    </style:style>
    <style:style style:name="T67" style:family="text">
      <style:text-properties fo:color="#000000" style:font-name="helvetica" fo:font-style="normal" officeooo:rsid="0014cb09" style:font-style-asian="normal" style:language-complex="ar" style:country-complex="SA" style:font-style-complex="normal"/>
    </style:style>
    <style:style style:name="T68" style:family="text">
      <style:text-properties fo:color="#000000" fo:font-weight="bold" style:font-weight-asian="bold" style:language-complex="ar" style:country-complex="SA" style:font-weight-complex="bold"/>
    </style:style>
    <style:style style:name="T69" style:family="text">
      <style:text-properties fo:color="#000000" style:font-name="courier new" style:language-complex="ar" style:country-complex="SA"/>
    </style:style>
    <style:style style:name="T70" style:family="text">
      <style:text-properties fo:color="#000000" style:font-name="courier new" officeooo:rsid="0014cb09" style:language-complex="ar" style:country-complex="SA"/>
    </style:style>
    <style:style style:name="T71" style:family="text">
      <style:text-properties fo:color="#000000" style:language-complex="ar" style:country-complex="SA"/>
    </style:style>
    <style:style style:name="T72" style:family="text">
      <style:text-properties fo:color="#000000" style:font-name="Liberation Serif1"/>
    </style:style>
    <style:style style:name="T73" style:family="text">
      <style:text-properties fo:color="#000000" style:font-name="Liberation Serif1" style:language-complex="ar" style:country-complex="SA"/>
    </style:style>
    <style:style style:name="T74" style:family="text">
      <style:text-properties fo:color="#000000" style:text-underline-style="solid" style:text-underline-width="auto" style:text-underline-color="#000000"/>
    </style:style>
    <style:style style:name="T75" style:family="text">
      <style:text-properties fo:font-size="12pt" style:font-size-asian="12pt" style:font-size-complex="12pt"/>
    </style:style>
    <style:style style:name="T76" style:family="text">
      <style:text-properties fo:font-size="12pt" officeooo:rsid="00713aec" style:font-size-asian="12pt" style:font-size-complex="12pt"/>
    </style:style>
    <style:style style:name="T77" style:family="text">
      <style:text-properties fo:font-size="12pt" officeooo:rsid="005fc9a4" style:font-size-asian="12pt" style:font-size-complex="12pt"/>
    </style:style>
    <style:style style:name="T78" style:family="text">
      <style:text-properties fo:font-size="12pt" officeooo:rsid="005ca565" style:font-size-asian="12pt" style:font-size-complex="12pt"/>
    </style:style>
    <style:style style:name="T79" style:family="text">
      <style:text-properties fo:font-size="12pt" officeooo:rsid="001cd5f1" style:font-size-asian="12pt" style:font-size-complex="12pt"/>
    </style:style>
    <style:style style:name="T80" style:family="text">
      <style:text-properties fo:font-size="12pt" officeooo:rsid="005513ff" style:font-size-asian="12pt" style:font-size-complex="12pt"/>
    </style:style>
    <style:style style:name="T81" style:family="text">
      <style:text-properties fo:font-size="12pt" officeooo:rsid="0052ec40" style:font-size-asian="12pt" style:font-size-complex="12pt"/>
    </style:style>
    <style:style style:name="T82" style:family="text">
      <style:text-properties fo:font-size="12pt" officeooo:rsid="006343da" style:font-size-asian="12pt" style:font-size-complex="12pt"/>
    </style:style>
    <style:style style:name="T83" style:family="text">
      <style:text-properties fo:font-size="12pt" officeooo:rsid="0066c343" style:font-size-asian="12pt" style:font-size-complex="12pt"/>
    </style:style>
    <style:style style:name="T84" style:family="text">
      <style:text-properties fo:font-size="12pt" officeooo:rsid="0068af2e" style:font-size-asian="12pt" style:font-size-complex="12pt"/>
    </style:style>
    <style:style style:name="T85" style:family="text">
      <style:text-properties fo:font-size="12pt" officeooo:rsid="005ba399" style:font-size-asian="12pt" style:font-size-complex="12pt"/>
    </style:style>
    <style:style style:name="T86" style:family="text">
      <style:text-properties fo:font-size="12pt" fo:font-style="italic" style:font-size-asian="12pt" style:font-style-asian="italic" style:font-size-complex="12pt" style:font-style-complex="italic"/>
    </style:style>
    <style:style style:name="T87" style:family="text">
      <style:text-properties fo:font-size="12pt" fo:font-style="italic" officeooo:rsid="005ca565" style:font-size-asian="12pt" style:font-style-asian="italic" style:font-size-complex="12pt" style:font-style-complex="italic"/>
    </style:style>
    <style:style style:name="T88" style:family="text">
      <style:text-properties fo:font-size="12pt" fo:font-style="italic" officeooo:rsid="001cd5f1" style:font-size-asian="12pt" style:font-style-asian="italic" style:font-size-complex="12pt" style:font-style-complex="italic"/>
    </style:style>
    <style:style style:name="T89" style:family="text">
      <style:text-properties fo:font-size="12pt" fo:font-style="italic" officeooo:rsid="0054a481" style:font-size-asian="12pt" style:font-style-asian="italic" style:font-size-complex="12pt" style:font-style-complex="italic"/>
    </style:style>
    <style:style style:name="T90" style:family="text">
      <style:text-properties fo:font-size="12pt" fo:font-style="italic" officeooo:rsid="00707981" style:font-size-asian="12pt" style:font-style-asian="italic" style:font-size-complex="12pt" style:font-style-complex="italic"/>
    </style:style>
    <style:style style:name="T91" style:family="text">
      <style:text-properties fo:font-size="12pt" fo:font-style="normal" fo:font-weight="bold" officeooo:rsid="005ca565" style:font-size-asian="12pt" style:font-style-asian="normal" style:font-weight-asian="bold" style:font-size-complex="12pt" style:font-style-complex="normal" style:font-weight-complex="bold"/>
    </style:style>
    <style:style style:name="T92" style:family="text">
      <style:text-properties fo:font-size="12pt" fo:font-style="normal" fo:font-weight="bold" officeooo:rsid="00713aec" style:font-size-asian="12pt" style:font-style-asian="normal" style:font-weight-asian="bold" style:font-size-complex="12pt" style:font-style-complex="normal" style:font-weight-complex="bold"/>
    </style:style>
    <style:style style:name="T93" style:family="text">
      <style:text-properties fo:font-size="12pt" fo:font-style="normal" officeooo:rsid="0052ec40" style:font-size-asian="12pt" style:font-style-asian="normal" style:font-size-complex="12pt" style:font-style-complex="normal"/>
    </style:style>
    <style:style style:name="T94" style:family="text">
      <style:text-properties fo:font-size="12pt" fo:font-style="normal" officeooo:rsid="00544f47" style:font-size-asian="12pt" style:font-style-asian="normal" style:font-size-complex="12pt" style:font-style-complex="normal"/>
    </style:style>
    <style:style style:name="T95" style:family="text">
      <style:text-properties fo:font-size="12pt" fo:font-style="normal" officeooo:rsid="0054a481" style:font-size-asian="12pt" style:font-style-asian="normal" style:font-size-complex="12pt" style:font-style-complex="normal"/>
    </style:style>
    <style:style style:name="T96" style:family="text">
      <style:text-properties fo:font-size="12pt" fo:font-style="normal" officeooo:rsid="005513ff" style:font-size-asian="12pt" style:font-style-asian="normal" style:font-size-complex="12pt" style:font-style-complex="normal"/>
    </style:style>
    <style:style style:name="T97" style:family="text">
      <style:text-properties fo:font-size="12pt" fo:font-style="normal" style:text-underline-style="none" officeooo:rsid="0038186f" style:font-size-asian="12pt" style:font-style-asian="normal" style:font-size-complex="12pt" style:font-style-complex="normal"/>
    </style:style>
    <style:style style:name="T98" style:family="text">
      <style:text-properties fo:font-size="12pt" fo:font-style="normal" style:text-underline-style="none" officeooo:rsid="00390346" style:font-size-asian="12pt" style:font-style-asian="normal" style:font-size-complex="12pt" style:font-style-complex="normal"/>
    </style:style>
    <style:style style:name="T99" style:family="text">
      <style:text-properties fo:font-size="12pt" fo:font-weight="bold" officeooo:rsid="001cd5f1" style:font-size-asian="12pt" style:font-weight-asian="bold" style:font-size-complex="12pt" style:font-weight-complex="bold"/>
    </style:style>
    <style:style style:name="T100" style:family="text">
      <style:text-properties fo:font-size="12pt" fo:language="zxx" fo:country="none" style:font-size-asian="12pt" style:language-asian="zxx" style:country-asian="none" style:font-size-complex="12pt" style:language-complex="zxx" style:country-complex="none"/>
    </style:style>
    <style:style style:name="T101" style:family="text">
      <style:text-properties fo:font-size="12pt" fo:language="zxx" fo:country="none" style:text-underline-style="none" fo:font-weight="normal" officeooo:rsid="00324513" style:font-size-asian="12pt" style:language-asian="zxx" style:country-asian="none" style:font-weight-asian="normal" style:font-size-complex="12pt" style:language-complex="zxx" style:country-complex="none" style:font-weight-complex="normal"/>
    </style:style>
    <style:style style:name="T102" style:family="text">
      <style:text-properties fo:font-size="12pt" fo:language="zxx" fo:country="none" style:text-underline-style="none" fo:font-weight="normal" officeooo:rsid="0032ce49" style:font-size-asian="12pt" style:language-asian="zxx" style:country-asian="none" style:font-weight-asian="normal" style:font-size-complex="12pt" style:language-complex="zxx" style:country-complex="none" style:font-weight-complex="normal"/>
    </style:style>
    <style:style style:name="T103" style:family="text">
      <style:text-properties fo:font-size="12pt" fo:language="zxx" fo:country="none" style:text-underline-style="none" fo:font-weight="normal" officeooo:rsid="0056e33c" style:font-size-asian="12pt" style:language-asian="zxx" style:country-asian="none" style:font-weight-asian="normal" style:font-size-complex="12pt" style:language-complex="zxx" style:country-complex="none" style:font-weight-complex="normal"/>
    </style:style>
    <style:style style:name="T104" style:family="text">
      <style:text-properties fo:font-size="12pt" fo:language="zxx" fo:country="none" style:text-underline-style="none" fo:font-weight="normal" officeooo:rsid="0059ea55" style:font-size-asian="12pt" style:language-asian="zxx" style:country-asian="none" style:font-weight-asian="normal" style:font-size-complex="12pt" style:language-complex="zxx" style:country-complex="none" style:font-weight-complex="normal"/>
    </style:style>
    <style:style style:name="T105" style:family="text">
      <style:text-properties fo:font-size="12pt" fo:language="zxx" fo:country="none" style:text-underline-style="none" fo:font-weight="normal" officeooo:rsid="005a91cf" style:font-size-asian="12pt" style:language-asian="zxx" style:country-asian="none" style:font-weight-asian="normal" style:font-size-complex="12pt" style:language-complex="zxx" style:country-complex="none" style:font-weight-complex="normal"/>
    </style:style>
    <style:style style:name="T106" style:family="text">
      <style:text-properties fo:font-size="12pt" fo:language="zxx" fo:country="none" style:text-underline-style="none" fo:font-weight="normal" officeooo:rsid="0072e194" style:font-size-asian="12pt" style:language-asian="zxx" style:country-asian="none" style:font-weight-asian="normal" style:font-size-complex="12pt" style:language-complex="zxx" style:country-complex="none" style:font-weight-complex="normal"/>
    </style:style>
    <style:style style:name="T107" style:family="text">
      <style:text-properties fo:font-size="12pt" style:text-underline-style="none" fo:font-weight="normal" officeooo:rsid="00728740" style:font-size-asian="12pt" style:font-weight-asian="normal" style:font-size-complex="12pt" style:font-weight-complex="normal"/>
    </style:style>
    <style:style style:name="T108" style:family="text">
      <style:text-properties fo:font-size="12pt" style:text-underline-style="none" fo:font-weight="normal" officeooo:rsid="00324513" style:font-size-asian="12pt" style:font-weight-asian="normal" style:font-size-complex="12pt" style:font-weight-complex="normal"/>
    </style:style>
    <style:style style:name="T109" style:family="text">
      <style:text-properties fo:font-size="12pt" style:text-underline-style="none" style:font-size-asian="12pt" style:font-size-complex="12pt"/>
    </style:style>
    <style:style style:name="T110" style:family="text">
      <style:text-properties fo:font-size="12pt" style:text-underline-style="none" officeooo:rsid="0037296d"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6.251cm" fo:text-indent="-0.635cm" fo:margin-left="6.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886cm" fo:text-indent="-0.635cm" fo:margin-left="6.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21cm" fo:text-indent="-0.635cm" fo:margin-left="7.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56cm" fo:text-indent="-0.635cm" fo:margin-left="8.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791cm" fo:text-indent="-0.635cm" fo:margin-left="8.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26cm" fo:text-indent="-0.635cm" fo:margin-left="9.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61cm" fo:text-indent="-0.635cm" fo:margin-left="10.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696cm" fo:text-indent="-0.635cm" fo:margin-left="10.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31cm" fo:text-indent="-0.635cm" fo:margin-left="11.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66cm" fo:text-indent="-0.635cm" fo:margin-left="11.96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8">INF 421</text:p>
      <text:p text:style-name="P9">Projet d'informatique :</text:p>
      <text:p text:style-name="P7"/>
      <text:p text:style-name="P11">Mise en page d'un paragraphe de texte</text:p>
      <text:p text:style-name="P10"/>
      <text:p text:style-name="P10">Vegreville Bruno – <text:span text:style-name="T13">Weber Côme</text:span></text:p>
      <text:p text:style-name="P10"/>
      <text:p text:style-name="P5">Janvier 2015</text:p>
      <text:p text:style-name="P10"/>
      <text:p text:style-name="P64"/>
      <text:p text:style-name="P10"/>
      <text:p text:style-name="P10"/>
      <text:p text:style-name="P10"/>
      <text:p text:style-name="P13"><text:tab/><text:span text:style-name="T75">Dans ce court rapport, nous décrirons de façon chronologique la façon dont nous avons construit l'exécutable, <text:s/></text:span><text:span text:style-name="T76">les principaux algorithmes utilisés et les problèmes rencontrés. Le lecteur trouvera en appendice du présent rapport un manuel d'utilisation de notre programme, ainsi qu'un exemple probant de son utilité.</text:span></text:p>
      <text:p text:style-name="P13"/>
      <text:p text:style-name="P12"/>
      <text:p text:style-name="P29">I.<text:span text:style-name="T12">É</text:span>tude du format <text:span text:style-name="T36">RTF </text:span>en lecture et en écriture :</text:p>
      <text:p text:style-name="P3"/>
      <text:p text:style-name="P3"/>
      <text:p text:style-name="P14"><text:tab/><text:span text:style-name="T75">Avant de s'intéresser à la partie algorithmique du problème il nous semblait </text:span><text:span text:style-name="T77">essentiel </text:span><text:span text:style-name="T75">de comprendre la structure de fichiers avec laquelle </text:span><text:span text:style-name="T76">nous</text:span><text:span text:style-name="T75"> all</text:span><text:span text:style-name="T76">ions</text:span><text:span text:style-name="T75"> travailler afin de connaître quelles seraient les informations disponibles sur les paragraphes. </text:span><text:span text:style-name="T78">Après avoir commencé par étudier la structure des fichiers XML, nous nous sommes finalement intéressé aux fichiers RTF et en avons produit plusieurs avec </text:span><text:span text:style-name="T87">Libre Office Writer</text:span><text:span text:style-name="T78">. Ceux-ci variaient par le nombre de paragraphes et de polices. En se servant des liens explicatifs proposés dans le sujet, nous avons compris le sens et le positionnement des balises importantes du format RTF. Nous nous sommes principalement focalisé sur </text:span><text:span text:style-name="T91">les balises </text:span><text:span text:style-name="T92">c</text:span><text:span text:style-name="T91">oncernant les polices utilisées, leurs tailles </text:span><text:span text:style-name="T92">ainsi que celles </text:span><text:span text:style-name="T91">relatives aux paragraphes</text:span><text:span text:style-name="T99">.</text:span><text:span text:style-name="T79"> En comparant le code produit par </text:span><text:span text:style-name="T88">Libre Office Writer</text:span><text:span text:style-name="T79"> et </text:span><text:span text:style-name="T88">Microsoft Office Word</text:span><text:span text:style-name="T79">, il</text:span><text:span text:style-name="T93"> nous es</text:span><text:span text:style-name="T94">t </text:span><text:span text:style-name="T93">apparu </text:span><text:span text:style-name="T94">que chaque logiciel, malgré la norme, avait ses propres spécificités de codage d</text:span><text:span text:style-name="T95">e documents </text:span><text:span text:style-name="T94">RTF. Nous avons donc </text:span><text:span text:style-name="T95">choisi de se concentrer sur une compatibilité avec </text:span><text:span text:style-name="T89">Libre Office Writer</text:span><text:span text:style-name="T95">, logiciel open-source et multi-plateforme.</text:span><text:span text:style-name="T94"> </text:span><text:span text:style-name="T95">Ainsi, dans la suite du rapport, </text:span><text:span text:style-name="T96">nous ne considérerons plus que des documents RTF produits par celui-ci.</text:span></text:p>
      <text:p text:style-name="P15"/>
      <text:p text:style-name="P17"><text:tab/><text:span text:style-name="T75">Une fois cela fait, nous nous sommes attelés à la construction de la classe </text:span><text:span text:style-name="T86">RTFReader.java,</text:span><text:span text:style-name="T75"> qui permet de lire un fichier </text:span><text:span text:style-name="T80">RTF</text:span><text:span text:style-name="T100"> et d</text:span><text:span text:style-name="T75">e sauvegarder les informations suivantes :</text:span></text:p>
      <text:p text:style-name="P31"/>
      <text:list xml:id="list893754899604612793" text:style-name="L1">
        <text:list-item>
          <text:p text:style-name="P67"><text:span text:style-name="T41">p</text:span><text:span text:style-name="T42">aragraphes présents</text:span></text:p>
        </text:list-item>
        <text:list-item>
          <text:p text:style-name="P66"><text:span text:style-name="T40">polices utilisées dans chaque paragraphe</text:span></text:p>
        </text:list-item>
        <text:list-item>
          <text:p text:style-name="P66"><text:span text:style-name="T40">taille des dites polices</text:span></text:p>
        </text:list-item>
        <text:list-item>
          <text:p text:style-name="P65">dimension de la pages (hauteur, largeur, marges)</text:p>
        </text:list-item>
        <text:list-item>
          <text:p text:style-name="P65">la police déclarée comme police par défaut</text:p>
        </text:list-item>
      </text:list>
      <text:p text:style-name="P32"/>
      <text:p text:style-name="P33"><text:tab/>Le fonctionnement de cette classe est assez dépendante de la manière dont l'éditeur de texte (ici <text:span text:style-name="T6">LibreOffice Writer</text:span><text:span text:style-name="T8">)</text:span> construit le fichier <text:span text:style-name="T33">RTF. N</text:span>ous lisons <text:span text:style-name="T33">en effet </text:span>le document "ligne par ligne" et la classe utilise <text:span text:style-name="T33">donc </text:span>le fait que l<text:span text:style-name="T11">es documents</text:span><text:span text:style-name="T10"> ainsi produits </text:span><text:span text:style-name="T9">contiennent </text:span><text:span text:style-name="T8">toujours </text:span><text:span text:style-name="T10">des éléments </text:span><text:span text:style-name="T8">placés de la même façon.</text:span></text:p>
      <text:p text:style-name="P1"><text:soft-page-break/><text:span text:style-name="T39"><text:tab/></text:span><text:span text:style-name="T43">Ensuite nous avons réflechi à l'écriture d</text:span><text:span text:style-name="T44">'un</text:span><text:span text:style-name="T43"> fichier </text:span><text:span text:style-name="T44">RTF</text:span><text:span text:style-name="T43"> </text:span><text:span text:style-name="T45">et construit la classe </text:span><text:span text:style-name="T51">RTFWriter.java</text:span><text:span text:style-name="T43"> : </text:span><text:span text:style-name="T45">En partant du principe que nous dispos</text:span><text:span text:style-name="T46">i</text:span><text:span text:style-name="T45">ons de toutes les informations recueillies par </text:span><text:span text:style-name="T51">RTFReader </text:span><text:span text:style-name="T47">et que les paragraphes ont été modifiés par l'algorithme, </text:span><text:span text:style-name="T48">l'écriture dans le fichier revient à écrire ligne par ligne les balises au bon endroit. Pour éviter une classe trop confuse, nous avons décidé d'utiliser une librairie java open-source : </text:span><text:span text:style-name="T52">jRTF </text:span><text:span text:style-name="T48">(</text:span><text:a xlink:type="simple" xlink:href="https://github.com/ullenboom/jrtf" text:style-name="Internet_20_link" text:visited-style-name="Visited_20_Internet_20_Link"><text:span text:style-name="T48">http</text:span></text:a><text:a xlink:type="simple" xlink:href="https://github.com/ullenboom/jrtf" text:style-name="Internet_20_link" text:visited-style-name="Visited_20_Internet_20_Link"><text:span text:style-name="T49">s</text:span></text:a><text:a xlink:type="simple" xlink:href="https://github.com/ullenboom/jrtf" text:style-name="Internet_20_link" text:visited-style-name="Visited_20_Internet_20_Link"><text:span text:style-name="T48">://github.com/ullenboom/jrtf</text:span></text:a><text:span text:style-name="T48">). C</text:span><text:span text:style-name="T50">ette librairie permet de façon compacte d'écrire un fichier </text:span><text:span text:style-name="T44">RTF </text:span><text:span text:style-name="T50">en spécifiant pour chaque paragraphe la police (déclarée au préalable) à utiliser pour celui ci. </text:span><text:span text:style-name="T46">Elle permet de surcroît une gestion facilitée de la mise en page, comme le type d'alignement à utiliser.</text:span></text:p>
      <text:p text:style-name="P19"/>
      <text:p text:style-name="P19"/>
      <text:p text:style-name="P23"><text:span text:style-name="T53">Problèmes rencontrés </text:span><text:span text:style-name="T54">au cours du projet</text:span><text:span text:style-name="T53">:</text:span> </text:p>
      <text:p text:style-name="P18"/>
      <text:p text:style-name="P20"><text:tab/><text:span text:style-name="T75">Comme dans tout projet informatique, nous avons été </text:span><text:span text:style-name="T81">confrontés à de multiples problèmes à l'importance variable. Certains d'entre-eux furent particulièrement intéressants à résoudre car centraux dans le fonctionnement du projet. En voici une liste non-exhaustive : </text:span></text:p>
      <text:p text:style-name="P20"/>
      <text:p text:style-name="P28"><text:span text:style-name="T37"><text:tab/></text:span><text:span text:style-name="T107">Un des problèmes les plus importants</text:span><text:span text:style-name="T108">,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101">Héritage et typographie". </text:span><text:span text:style-name="T102">Nous avions créer une HashMap pour y stocker la taille de chaque caractère, </text:span><text:span text:style-name="T103">nous permettant ainsi d'obtenir la taille d'une chaine quelconque. </text:span></text:p>
      <text:p text:style-name="P34"/>
      <text:p text:style-name="P34"><text:span text:style-name="T23"><text:tab/></text:span><text:span text:style-name="T24">Malheureusement, il s'avérait que même pour une police Monospace, la taille de chacun des caractères différait. Il y avait donc une erreur dans la méthode </text:span><text:span text:style-name="T23">de </text:span><text:span text:style-name="T24">mesure </text:span><text:span text:style-name="T23">de</text:span><text:span text:style-name="T24"> ces caractères. Nous avons cherché bien d'autres façon </text:span><text:span text:style-name="T25">de mesurer le texte, </text:span><text:span text:style-name="T26">parfois bien éloignées de la première, </text:span><text:span text:style-name="T27">et parmi celles-ci, nous avons </text:span><text:span text:style-name="T26">finalement</text:span><text:span text:style-name="T27"> retenu </text:span><text:span text:style-name="T23">une variante </text:span><text:span text:style-name="T26">assez proche </text:span><text:span text:style-name="T23">de la méthode indiquée dans le TD. D'une part nous utilisons l'avance </text:span><text:span text:style-name="T26">qui correspond à la distance à laquelle pourra être écrit le caractère suivant plutôt que la largeur de "l'encre </text:span><text:span text:style-name="T28">numérique</text:span><text:span text:style-name="T26">" utilisée pour écrire les caractères (.</text:span><text:span text:style-name="T32">getAdvance()</text:span><text:span text:style-name="T26"> en lieu et place de </text:span><text:span text:style-name="T32">.getBounds().getWidth()</text:span><text:span text:style-name="T26">). D'autre part, nous avons changé les réglages du </text:span><text:span text:style-name="T32">FontRenderContext</text:span><text:span text:style-name="T26"> pour activer </text:span><text:span text:style-name="T28">l'anti-aliasing et les "fractional metrics". </text:span><text:span text:style-name="T29">Quoique proches des indications du TD, ces réglages furent particulièrement </text:span><text:span text:style-name="T30">difficiles</text:span><text:span text:style-name="T29"> à trouver en raison de l'impossibilité à trouver quelqu'un avec un problème similaire </text:span><text:span text:style-name="T31">au nôtre </text:span><text:span text:style-name="T29">sur internet.</text:span></text:p>
      <text:p text:style-name="P35"/>
      <text:p text:style-name="P27"><text:span text:style-name="T38"><text:tab/></text:span><text:span text:style-name="T104">La mise en place de l'algorithme de justification, </text:span><text:span text:style-name="T105">et l'hyphénation ensuite,</text:span><text:span text:style-name="T104"> fu</text:span><text:span text:style-name="T105">ren</text:span><text:span text:style-name="T104">t aussi </text:span><text:span text:style-name="T105">d'importants défis. Néanmoins dans la mesure où nous savions que cela était réalisable, le défi était principalement </text:span><text:span text:style-name="T106">tourné vers l'algorithmie et les structures de données.</text:span></text:p>
      <text:p text:style-name="P27"/>
      <text:p text:style-name="P27"/>
      <text:p text:style-name="P24"><text:soft-page-break/><text:tab/><text:span text:style-name="T75">Ce projet fut aussi l'occasion de découvrir l</text:span><text:span text:style-name="T82">e domaine</text:span><text:span text:style-name="T75"> des interfaces graphiques et </text:span><text:span text:style-name="T83">le</text:span><text:span text:style-name="T75">s </text:span><text:span text:style-name="T83">différentes manières de </text:span><text:span text:style-name="T75">dispos</text:span><text:span text:style-name="T83">er des </text:span><text:span text:style-name="T75">éléments sur leurs fenêtres.</text:span></text:p>
      <text:p text:style-name="P18"/>
      <text:p text:style-name="P21"><text:tab/><text:span text:style-name="T75">Nous nous sommes par ailleurs rendus comptes que la librairie jRTF </text:span><text:span text:style-name="T84">n'était pas pleinement adapté à notre projet </text:span><text:span text:style-name="T75">car nous voulions insérer des retours à la ligne en fin de ligne plutôt que des sauts de paragraphes (</text:span><text:span text:style-name="T86">ie</text:span><text:span text:style-name="T75"> SHIFT + ENTER au lieu de ENTER), ce qu'elle ne nous laissait pas faire. En effet quand bien même nous ajoutions le code RTF correspondant dans le texte, .</text:span><text:span text:style-name="T86">ie</text:span><text:span text:style-name="T75"> "\line", jRTF faisait en sorte que le texte tapé apparaisse dans le document final en échappant le backslash. </text:span><text:span text:style-name="T85">Bien que nous ayons pensé à réécrire les fonctions de cette classe, nous avons finalement décidé de modifier directement le code concerné car celui-ci était open-source.</text:span></text:p>
      <text:p text:style-name="P22"><text:s/></text:p>
      <text:p text:style-name="P16"/>
      <text:p text:style-name="P30">II.Algorithme de mise en page :</text:p>
      <text:p text:style-name="P25"/>
      <text:p text:style-name="P25"/>
      <text:p text:style-name="P4">a) Sans césure :</text:p>
      <text:p text:style-name="P25"/>
      <text:p text:style-name="P26"><text:span text:style-name="T14"><text:tab/></text:span></text:p>
      <text:p text:style-name="P26"><text:span text:style-name="T109"><text:tab/>La conception d'un algorithme efficient s'est faite </text:span><text:span text:style-name="T110">pour nous </text:span><text:span text:style-name="T109">de façon incrémentale, par des tests et des recherches. </text:span><text:span text:style-name="T97">Nous recherchions un algorithme utilisant des concepts de programmation dynamique, c'est à dire que nous voulions résoudre le problème de mise en page en résolvant des sous-problèmes liés. </text:span><text:span text:style-name="T98">Or si on prend un paragraphe mis en page et qu'on lui retire une ligne, il reste bien mis en page. C'est cette idée qui donne du sens à la forme de l'algorithme :</text:span></text:p>
      <text:p text:style-name="P36"/>
      <text:p text:style-name="P42">Construction d'un tableau <text:span text:style-name="T1">couts </text:span>: <text:span text:style-name="T1">couts[i][j] </text:span>représente la pénalité qu'implique le fait de construire une ligne composée des mots du i-ème mot au j-ème mot.</text:p>
      <text:p text:style-name="P42">La pénalité vaut le <text:span text:style-name="T1">cube des espaces blancs laissés à la fin de la ligne </text:span><text:span text:style-name="T2">et si les mots ne rentrent pas dans une ligne, couts[i][j] vaut une constante "infinie".</text:span></text:p>
      <text:p text:style-name="P43">Construction d'un tableau <text:span text:style-name="T1">coutFinal </text:span>: <text:span text:style-name="T1">coutFinal[i] </text:span>représente la pénalité finale d'un paragraphe mise en page composé des mots du premier mot au i-ème mot.</text:p>
      <text:p text:style-name="P44"/>
      <text:p text:style-name="P44">L'algorithme fonctionne selon l<text:span text:style-name="T16">e pseudo code</text:span> suivant :</text:p>
      <text:p text:style-name="P44"><text:span text:style-name="T4"><text:s text:c="5"/>pour j de 1 au nombre de mots :</text:span></text:p>
      <text:p text:style-name="P44"><text:tab/><text:span text:style-name="T1">coutFinal[j] = min(coutFinal[i] + couts[i][j] ) </text:span><text:span text:style-name="T3">pour i de 1 à j-1</text:span></text:p>
      <text:p text:style-name="P55"/>
      <text:p text:style-name="P56"><text:tab/><text:span text:style-name="T56">Notons</text:span> qu<text:span text:style-name="T56">'i</text:span>l y a un pointeur qui sauvegarde la position des sauts de lignes choisis par l'algorithme afin de pouvoir reconstruire le paragraphe mis en page. <text:span text:style-name="T57">Le paragraphe produit par l'algorithme dépend assez fortement de la pénalité utilisée. Par exemple, si on prend comme pénalité le carré des espaces blancs laissés à la fin de la ligne, on autorise un peu plus l'effet de dentelle et la mise en page du paragraphe peut en pâtir.</text:span></text:p>
      <text:p text:style-name="P56"><text:soft-page-break/><text:span text:style-name="T55">b) Avec césure :</text:span></text:p>
      <text:p text:style-name="P61"/>
      <text:p text:style-name="P60"/>
      <text:p text:style-name="P57"><text:tab/>Une fois le problème sans césure résolu, le sujet recommandait de s'intéresser à la coupure de mots qui <text:span text:style-name="T34">donne</text:span> une alternative au saut de ligne. <text:span text:style-name="T58">Après plusieurs essais infructueux, nous avons compris que la structure mise en place pour l'algorithme sans césure n'était pas adaptée à celui avec césure. Nous avons donc crée une classe </text:span><text:span text:style-name="T7">Mots.java. </text:span><text:span text:style-name="T17">Une instance de la classe Mots représente un mot du paragraphe en y ajoutant des informations utiles à l'algorithme : si oui ou non l'algorithme a décidé de couper ce mot - et dans ce cas où doit-il le couper - si oui ou non l'algorithme a décidé de placer un saut de ligne après ce mot et quel est le mot suivant.</text:span></text:p>
      <text:p text:style-name="P58"/>
      <text:p text:style-name="P58"><text:tab/>Le paragraphe est donc maintenant traité comme une suite de Mots <text:span text:style-name="T18">qui seront traités et auxquels des informations seront ajoutées au fur et à mesure.</text:span></text:p>
      <text:p text:style-name="P63">L<text:span text:style-name="T35">'algorithme suit le pseudo-code suivant</text:span> : </text:p>
      <text:p text:style-name="P49"/>
      <text:p text:style-name="P45">Construction du même tableau <text:span text:style-name="T1">couts</text:span>.</text:p>
      <text:p text:style-name="P48"><text:s text:c="3"/>Pour j de 1 au nombre de mots :</text:p>
      <text:p text:style-name="P48"><text:span text:style-name="T15"><text:tab/>coutFinal[j] = min(coutFinal[i] + couts[i][j], </text:span>coutFinal[i]<text:tab/>+couts[i][j-ème mot coupé]<text:span text:style-name="T15"> ) pour i de 1 à j-1</text:span></text:p>
      <text:p text:style-name="P46">avec couts[i][j-ème mot coupé] construit de la même façon que couts[i][j] mais en remplaçant le j-ème mot par le morceau gauche de sa coupure <text:span text:style-name="T19">et en y </text:span><text:span text:style-name="T5">ajoutant un malus </text:span><text:span text:style-name="T19">qui a pour but d'empêcher une césure trop fréquente.</text:span></text:p>
      <text:p text:style-name="P47">Si le j-ème mot est effectivement coupé, on remplit <text:span text:style-name="T59">à nouveau </text:span>le reste d<text:span text:style-name="T59">es</text:span> tableaux en considèrant le j+1-ème mot comme lui-même augmenté de la partie droite de la coupure du j-ème mot.</text:p>
      <text:p text:style-name="P59"/>
      <text:p text:style-name="P59">Nous <text:span text:style-name="T59">avons</text:span> pris comme règles de césure les règles suivantes : </text:p>
      <text:p text:style-name="P69">- <text:span text:style-name="T20">pas de coupure si la taille du mot est inférieure à 4.</text:span></text:p>
      <text:p text:style-name="P68">- <text:span text:style-name="T21">les coupures possibles sont entre une voyelle et une consonne et entre deux consonnes en sachant que l'on préfère couper entre deux consonnes.</text:span></text:p>
      <text:p text:style-name="P68">- <text:span text:style-name="T22">on prend la coupure qui sépare le mot de la façon la plus équitable.</text:span></text:p>
      <text:p text:style-name="P50"><text:tab/></text:p>
      <text:p text:style-name="P50"/>
      <text:p text:style-name="P54">III. <text:span text:style-name="T59">Travail restant à accomplir</text:span></text:p>
      <text:p text:style-name="P51"/>
      <text:p text:style-name="P51"/>
      <text:p text:style-name="P52"><text:tab/><text:span text:style-name="T75">Malgré les efforts fournis, et parce que le temps nous a manqué, nous n'avons pas fait tout ce que nous aurions aimé faire. Ainsi, pour commencer, le logiciel n'est pas compatible avec les fichiers RTF produits par </text:span><text:span text:style-name="T86">Microsoft Office Wor</text:span><text:span text:style-name="T90">d</text:span><text:span text:style-name="T75">. Ensuite, le programme ne gère pas les changements de police au sein d'un paragraphe. Il ne conserve pas non plus les portions de texte soulignées, en gras ou en italique. Enfin, le programme ne gère pas non plus la bonne coupure des paragraphes en fin de page, ou le placement d'images flottantes.</text:span></text:p>
      <text:p text:style-name="P62">Annexe 1 : Manuel d'utilisation</text:p>
      <text:p text:style-name="P53"/>
      <text:p text:style-name="P72"/>
      <text:p text:style-name="P72"><text:span text:style-name="T61">Le but de ce programme est de justifier un document RTF </text:span><text:span text:style-name="T62">plus proprement que ne le ferait un éditeur de texte comme </text:span><text:span text:style-name="T66">Libre Office Writer</text:span><text:span text:style-name="T62"> ou </text:span><text:span text:style-name="T66">Microsoft Office Word.</text:span></text:p>
      <text:p text:style-name="P72"><text:span text:style-name="T61">Ce programme est utilisable en ligne de commande (voir plus bas pour les indications d'utilisations) </text:span><text:span text:style-name="T63">ou avec une interface graphique.</text:span></text:p>
      <text:p text:style-name="P71"/>
      <text:p text:style-name="P72"><text:span text:style-name="Strong_20_Emphasis"><text:span text:style-name="T64">Paramètres Réglables </text:span></text:span><text:span text:style-name="Strong_20_Emphasis"><text:span text:style-name="T65">avec l'interface graphique</text:span></text:span><text:span text:style-name="Strong_20_Emphasis"><text:span text:style-name="T64"> : </text:span></text:span></text:p>
      <text:p text:style-name="P72"><text:span text:style-name="T61">Dans les réglages avancés, trois options sont disponibles.</text:span></text:p>
      <text:p text:style-name="P72"><text:span text:style-name="T61">* cochez la case "Activer la coupure des mots" pour activer </text:span><text:span text:style-name="T62">la césure des mots. Vous pouvez régler la quantité de mots coupés dans le texte grâce au curseur situé en dessous.</text:span></text:p>
      <text:p text:style-name="P72"><text:span text:style-name="T61">* cochez la case "Justification logicielle des lignes" pour demander que les paragraphes soient justifiés logiciellement. Il n'y aura donc qu'un espace entre chaque mot, d'une longueur variable. Cette méthode de justification est à privilégier sur la suivante.</text:span></text:p>
      <text:p text:style-name="P72"><text:span text:style-name="T61">* cochez la case "Justifier en ajoutant des espaces" pour demander au programme de rajouter des espaces entre les mots. Cette justification est peu précise, et donc déconseillée. Nous la laissons cependant à toutes fins utiles.</text:span></text:p>
      <text:p text:style-name="P71"/>
      <text:p text:style-name="P72"><text:span text:style-name="Strong_20_Emphasis"><text:span text:style-name="T64">Utilisation en ligne de commande :</text:span></text:span><text:span text:style-name="Strong_20_Emphasis"><text:span text:style-name="T68"> </text:span></text:span></text:p>
      <text:p text:style-name="P72"><text:span text:style-name="Strong_20_Emphasis"><text:span text:style-name="T68"/></text:span></text:p>
      <text:p text:style-name="P72"><text:span text:style-name="T61">Pour utiliser ce programme en ligne de commande vous devez lui spécifier des arguments :</text:span></text:p>
      <text:p text:style-name="P72"><text:span text:style-name="T61">* source=path/to/the/file.rtf : obligatoire, indique le fichier rtf à utiliser</text:span></text:p>
      <text:p text:style-name="P72"><text:span text:style-name="T61">* dest=path/to/the/dest.rtf : facultatif, indique le fichier cible. S</text:span><text:span text:style-name="T62">'il n'y en a pas d'</text:span><text:span text:style-name="T61">indiqué, la justification se fera dans le fichier file-justified.rtf</text:span></text:p>
      <text:p text:style-name="P72"><text:span text:style-name="T61">* -cw : facultatif, autorise la coupure des mots (l'hyphénation)</text:span></text:p>
      <text:p text:style-name="P72"><text:span text:style-name="T61">* -</text:span><text:span text:style-name="T62">p=</text:span><text:span text:style-name="T66">i </text:span><text:span text:style-name="T62">: facultatif, permet de calibrer la quantité de mots coupés dans le texte. </text:span><text:span text:style-name="T66">i </text:span><text:span text:style-name="T67">est un entier compris entre 0 et 10 inclus, avec 0 pénalisant peu la césure et 10 la pénalisant fortement. Par défaut </text:span><text:span text:style-name="T66">i</text:span><text:span text:style-name="T67">=5.</text:span></text:p>
      <text:p text:style-name="P72"><text:span text:style-name="T61">* -sj : facultatif, demande la justification logicielle</text:span></text:p>
      <text:p text:style-name="P72"><text:span text:style-name="T61">* -mj : facultatif, demande la justification par ajout d'espaces entre les mots</text:span></text:p>
      <text:p text:style-name="P72"><text:span text:style-name="T61"/></text:p>
      <text:p text:style-name="P72"><text:span text:style-name="T61">Par défaut aucune méthode de justification n'est active, et la coupure des mots non plus. On ne peut indiquer les deux paramètres de justification à la fois.</text:span></text:p>
      <text:p text:style-name="P71"/>
      <text:p text:style-name="P72"><text:span text:style-name="T61">Exemple d'utlisation : </text:span><text:span text:style-name="T69">java RTF-Justifier.jar source=source.rtf -cw -</text:span><text:span text:style-name="T70">p=3 </text:span><text:span text:style-name="T69">-mj</text:span></text:p>
      <text:p text:style-name="P74"><text:span text:style-name="T71">Annexe 2 : Exemple de l'utilité du programme</text:span></text:p>
      <text:p text:style-name="P73"/>
      <text:p text:style-name="P41"><text:span text:style-name="T74">Paragraphe source : </text:span></text:p>
      <text:p text:style-name="P40"/>
      <text:p text:style-name="P2"><text:span text:style-name="T60">Lorem ipsum dolor sit amet, consectetuer adipiscing elit. Nam nibh. Nunc varius facilisis eros. Sed erat. In in velit quis arcu ornare laoreet. Curabitur adipiscing luctus massa. Integer ut purus ac augue commodo commodo. Nunc nec mi eu justo tempor consectetuer. Eti am vitae ni sl. In dignissim lacus ante. lectus, bibendum a, adipiscing vitae, commodo et, dui. Augueutnonummytincidunt Donecnonuacinia pulvinar, velittellusscelerisque, posuereliberournaegetneque. Cras ipsum. Vestibulum pretium, lectus nec venenatis volutpat, purus lectus ultrices condimentum risus mi et quam. Pellentesque auctor fringillascacus massautloremiaculis vestibulum. Maecenas facilisis elit sed justo. Quisque volutpat malesuada velit.</text:span></text:p>
      <text:p text:style-name="P38"/>
      <text:p text:style-name="P40"/>
      <text:p text:style-name="P41"><text:span text:style-name="T74">Paragraphe justifié par Libre Office :</text:span><text:span text:style-name="T60"> </text:span></text:p>
      <text:p text:style-name="P40"/>
      <text:p text:style-name="P37"><text:span text:style-name="T60">Lorem ipsum dolor sit amet, consectetuer adipiscing elit. Nam nibh. Nunc varius facilisis eros. Sed erat. In in velit quis arcu ornare laoreet. Curabitur adipiscing luctus massa. Integer ut purus ac augue commodo commodo. Nunc nec mi eu justo tempor consectetuer. Eti am vitae ni sl. In dignissim lacus ante. lectus, bibendum a, adipiscing vitae, commodo et, dui. Augueutnonummytincidunt Donecnonuacinia pulvinar, velittellusscelerisque, posuereliberournaegetneque. Cras ipsum. Vestibulum pretium, lectus nec venenatis volutpat, purus lectus ultrices condimentum risus mi et quam. Pellentesque auctor fringillascacus massautloremiaculis vestibulum. Maecenas facilisis elit sed justo. Quisque volutpat malesuada velit.</text:span></text:p>
      <text:p text:style-name="P40"/>
      <text:p text:style-name="P40"/>
      <text:p text:style-name="P41"><text:span text:style-name="T74">Paragraphe justifié par RTF Justifier sans césures :</text:span><text:span text:style-name="T60"> </text:span></text:p>
      <text:p text:style-name="P39"/>
      <text:p text:style-name="P37"><text:span text:style-name="T72">Lorem ipsum dolor sit amet, consectetuer adipiscing elit. Nam nibh. Nunc varius facilisis</text:span><text:line-break/><text:span text:style-name="T72">eros. Sed erat. In in velit quis arcu ornare laoreet. Curabitur adipiscing luctus massa. Integer</text:span><text:line-break/><text:span text:style-name="T72">ut purus ac augue commodo commodo. Nunc nec mi eu justo tempor consectetuer. Eti</text:span><text:line-break/><text:span text:style-name="T72">am vitae ni sl. In dignissim lacus ante. lectus, bibendum a, adipiscing vitae, commodo</text:span><text:line-break/><text:span text:style-name="T72">et, dui. Augueutnonummytincidunt Donecnonuacinia pulvinar, velittellusscelerisque,</text:span><text:line-break/><text:span text:style-name="T72">posuereliberournaegetneque. Cras ipsum. Vestibulum pretium, lectus nec venenatis volutpat, purus</text:span><text:line-break/><text:span text:style-name="T72">lectus ultrices condimentum risus mi et quam. Pellentesque auctor fringilla</text:span></text:p>
      <text:p text:style-name="P40"/>
      <text:p text:style-name="P40"/>
      <text:p text:style-name="P41"><text:span text:style-name="T74">Paragraphe justifié par RTF Justifier avec césures :</text:span></text:p>
      <text:p text:style-name="P39"/>
      <text:p text:style-name="P70"><text:span text:style-name="T73">Lorem ipsum dolor sit amet, consectetuer adipiscing elit. Nam nibh. Nunc varius facilisis</text:span><text:span text:style-name="T71"><text:line-break/></text:span><text:span text:style-name="T73">eros. Sed erat. In in velit quis arcu ornare laoreet. Curabitur adipiscing luctus massa. In-</text:span><text:span text:style-name="T71"><text:line-break/></text:span><text:span text:style-name="T73">teger ut purus ac augue commodo commodo. Nunc nec mi eu justo tempor consectetuer. Eti</text:span><text:span text:style-name="T71"><text:line-break/></text:span><text:span text:style-name="T73">am vitae ni sl. In dignissim lacus ante. lectus, bibendum a, adipiscing vitae, commodo et, dui.</text:span><text:span text:style-name="T71"><text:line-break/></text:span><text:span text:style-name="T73">Augueutnonummytincidunt Donecnonuacinia pulvinar, velittellusscelerisque, posuereliberour-</text:span><text:span text:style-name="T71"><text:line-break/></text:span><text:span text:style-name="T73">naegetneque. Cras ipsum. Vestibulum pretium, lectus nec venenatis volutpat, purus</text:span><text:span text:style-name="T71"><text:line-break/></text:span><text:span text:style-name="T73">lectus ultrices condimentum risus mi et quam. Pellentesque auctor fringi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1" svg:font-family="'Liberation Serif'" style:font-family-generic="roman"/>
    <style:font-face style:name="courier new" svg:font-family="'courier new'" style:font-family-generic="roman"/>
    <style:font-face style:name="helvetica" svg:font-family="helvetica" style:font-family-generic="roman"/>
    <style:font-face style:name="Abyssinica SIL" svg:font-family="'Abyssinica SIL'"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7M51S</meta:editing-duration>
    <meta:editing-cycles>80</meta:editing-cycles>
    <meta:generator>LibreOffice/4.2.6.3$Linux_X86_64 LibreOffice_project/420m0$Build-3</meta:generator>
    <dc:date>2015-01-10T21:18:52.738558226</dc:date>
    <meta:document-statistic meta:table-count="0" meta:image-count="0" meta:object-count="0" meta:page-count="7" meta:paragraph-count="78" meta:word-count="2360" meta:character-count="15006" meta:non-whitespace-character-count="12685"/>
    <meta:user-defined meta:name="Info 1"/>
    <meta:user-defined meta:name="Info 2"/>
    <meta:user-defined meta:name="Info 3"/>
    <meta:user-defined meta:name="Info 4"/>
  </office:meta>
</office:document-meta>
</file>